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9.102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list</text:p>
      <text:p text:style-name="P1"/>
      <text:p text:style-name="P1">Exported from usbdux_sigma v1.0</text:p>
      <text:p text:style-name="P1"/>
      <text:p text:style-name="P2">Part <text:s text:c="4"/>Value <text:s text:c="11"/>Package <text:s/>BOM No<text:tab/>Position (mm) <text:s text:c="8"/>Orientation</text:p>
      <text:p text:style-name="P2"/>
      <text:p text:style-name="P2">C1 <text:s text:c="6"/>100nF <text:s text:c="11"/>C0805 <text:s text:c="3"/>1<text:tab/>(55.1942 44.2976) <text:s text:c="4"/>R270</text:p>
      <text:p text:style-name="P2">C2 <text:s text:c="6"/>12pF <text:s text:c="12"/>C0805 <text:s text:c="3"/>2<text:tab/>(23.2664 37.7444) <text:s text:c="4"/>R270</text:p>
      <text:p text:style-name="P2">C3 <text:s text:c="6"/>12pF <text:s text:c="12"/>C0805 <text:s text:c="3"/>2<text:tab/>(28.3972 52.9336) <text:s text:c="4"/>R180</text:p>
      <text:p text:style-name="P2">C4 <text:s text:c="6"/>100nF <text:s text:c="11"/>C0805 <text:s text:c="3"/>1<text:tab/>(48.4378 21.7678) <text:s text:c="4"/>R0</text:p>
      <text:p text:style-name="P2">C5 <text:s text:c="6"/>100nF <text:s text:c="11"/>C0805 <text:s text:c="3"/>1<text:tab/>(31.1658 46.2534) <text:s text:c="4"/>R90</text:p>
      <text:p text:style-name="P2">C6 <text:s text:c="6"/>100nF <text:s text:c="11"/>C0805 <text:s text:c="3"/>1<text:tab/>(40.4368 20.7772) <text:s text:c="4"/>R270</text:p>
      <text:p text:style-name="P2">C7 <text:s text:c="6"/>100nF <text:s text:c="11"/>C0805 <text:s text:c="3"/>1<text:tab/>(35.306 21.9964) <text:s text:c="5"/>R180</text:p>
      <text:p text:style-name="P2">C8 <text:s text:c="6"/>100nF <text:s text:c="11"/>C0805 <text:s text:c="3"/>1<text:tab/>(31.4452 40.6654) <text:s text:c="4"/>R90</text:p>
      <text:p text:style-name="P2">C9 <text:s text:c="6"/>100nF <text:s text:c="11"/>C0805 <text:s text:c="3"/>1<text:tab/>(30.353 31.6738) <text:s text:c="5"/>R180</text:p>
      <text:p text:style-name="P2">C10 <text:s text:c="5"/>100nF <text:s text:c="11"/>C0805 <text:s text:c="3"/>1<text:tab/>(54.1274 49.6062) <text:s text:c="4"/>R0</text:p>
      <text:p text:style-name="P2">C11 <text:s text:c="5"/>4.7nF/1000V <text:s text:c="5"/>C1206 <text:s text:c="3"/>4<text:tab/>(119.1768 9.906) <text:s text:c="5"/>R180</text:p>
      <text:p text:style-name="P2">C13 <text:s text:c="5"/>100nF <text:s text:c="11"/>C0805 <text:s text:c="3"/>1<text:tab/>(79.9338 75.184) <text:s text:c="5"/>R90</text:p>
      <text:p text:style-name="P2">C14 <text:s text:c="5"/>100nF <text:s text:c="11"/>C0805 <text:s text:c="3"/>1<text:tab/>(83.7946 72.4154) <text:s text:c="4"/>R180</text:p>
      <text:p text:style-name="P2">C15 <text:s text:c="5"/>10uF,tantalum <text:s text:c="3"/>CT7343 <text:s text:c="2"/>3<text:tab/>(80.0608 64.6938) <text:s text:c="4"/>R180</text:p>
      <text:p text:style-name="P2">C16 <text:s text:c="5"/>nofit <text:s text:c="11"/>C1206 <text:s text:c="3"/>n/a<text:tab/>(92.0242 44.069) <text:s text:c="5"/>R180</text:p>
      <text:p text:style-name="P2">C17 <text:s text:c="5"/>10uF,tantalum <text:s text:c="3"/>CT7343 <text:s text:c="2"/>3<text:tab/>(87.7316 76.1746) <text:s text:c="4"/>R0</text:p>
      <text:p text:style-name="P2">C18 <text:s text:c="5"/>100nF <text:s text:c="11"/>C0805 <text:s text:c="3"/>1<text:tab/>(83.0834 36.4744) <text:s text:c="4"/>R270</text:p>
      <text:p text:style-name="P2">C19 <text:s text:c="5"/>100nF <text:s text:c="11"/>C0805 <text:s text:c="3"/>1<text:tab/>(69.4436 62.738) <text:s text:c="5"/>R180</text:p>
      <text:p text:style-name="P2">C20 <text:s text:c="5"/>100nF <text:s text:c="11"/>C0805 <text:s text:c="3"/>1<text:tab/>(71.6026 55.2958) <text:s text:c="4"/>R90</text:p>
      <text:p text:style-name="P2">C21 <text:s text:c="5"/>100nF <text:s text:c="11"/>C0805 <text:s text:c="3"/>1<text:tab/>(72.8218 49.6316) <text:s text:c="4"/>R90</text:p>
      <text:p text:style-name="P2">C22 <text:s text:c="5"/>100nF <text:s text:c="11"/>C0805 <text:s text:c="3"/>1<text:tab/>(68.6816 31.8516) <text:s text:c="4"/>R270</text:p>
      <text:p text:style-name="P2">C23 <text:s text:c="5"/>100nF <text:s text:c="11"/>C0805 <text:s text:c="3"/>1<text:tab/>(96.5454 68.3006) <text:s text:c="4"/>R180</text:p>
      <text:p text:style-name="P2">C24 <text:s text:c="5"/>100nF <text:s text:c="11"/>C0805 <text:s text:c="3"/>1<text:tab/>(61.0362 68.7578) <text:s text:c="4"/>R0</text:p>
      <text:p text:style-name="P2">C25 <text:s text:c="5"/>4.7nF/1kV <text:s text:c="7"/>C1206 <text:s text:c="3"/>4<text:tab/>(19.9136 68.7832) <text:s text:c="4"/>R180</text:p>
      <text:p text:style-name="P2">C26 <text:s text:c="5"/>100nF <text:s text:c="11"/>C0805 <text:s text:c="3"/>1<text:tab/>(52.197 25.527) <text:s text:c="6"/>R270</text:p>
      <text:p text:style-name="P2">C27 <text:s text:c="5"/>100nF <text:s text:c="11"/>C0805 <text:s text:c="3"/>1<text:tab/>(26.8478 69.6468) <text:s text:c="4"/>R90</text:p>
      <text:p text:style-name="P2">C28 <text:s text:c="5"/>100nF <text:s text:c="11"/>C0805 <text:s text:c="3"/>1<text:tab/>(92.837 57.3278) <text:s text:c="5"/>R180</text:p>
      <text:p text:style-name="P2">C30 <text:s text:c="5"/>100nF <text:s text:c="11"/>C0805 <text:s text:c="3"/>1<text:tab/>(31.3944 36.1188) <text:s text:c="4"/>R90</text:p>
      <text:p text:style-name="P2">C31 <text:s text:c="5"/>100nF <text:s text:c="11"/>C0805 <text:s text:c="3"/>1<text:tab/>(70.358 68.7832) <text:s text:c="5"/>R0</text:p>
      <text:p text:style-name="P2">C32 <text:s text:c="5"/>100nF <text:s text:c="11"/>C0805 <text:s text:c="3"/>1<text:tab/>(93.6244 53.7972) <text:s text:c="4"/>R180</text:p>
      <text:p text:style-name="P2">C33 <text:s text:c="5"/>100nF <text:s text:c="11"/>C0805 <text:s text:c="3"/>1<text:tab/>(53.2384 35.5346) <text:s text:c="4"/>R0</text:p>
      <text:p text:style-name="P2">C34 <text:s text:c="5"/>100nF <text:s text:c="11"/>C0805 <text:s text:c="3"/>1<text:tab/>(92.71 48.9204) <text:s text:c="6"/>R180</text:p>
      <text:p text:style-name="P2">C35 <text:s text:c="5"/>10uF,tant <text:s text:c="7"/>CT7343 <text:s text:c="2"/>3<text:tab/>(47.0408 66.9544) <text:s text:c="4"/>R0</text:p>
      <text:p text:style-name="P2">C36 <text:s text:c="5"/>10uF,tant <text:s text:c="7"/>CT7343 <text:s text:c="2"/>3<text:tab/>(53.594 60.7822) <text:s text:c="5"/>R0</text:p>
      <text:p text:style-name="P2">C37 <text:s text:c="5"/>100nF <text:s text:c="11"/>C0805 <text:s text:c="3"/>1<text:tab/>(99.4918 42.1894) <text:s text:c="4"/>R90</text:p>
      <text:p text:style-name="P2">C38 <text:s text:c="5"/>100nF <text:s text:c="11"/>C0805 <text:s text:c="3"/>1<text:tab/>(60.96 62.3062) <text:s text:c="6"/>R0</text:p>
      <text:p text:style-name="P2">C39 <text:s text:c="5"/>100nF <text:s text:c="11"/>C0805 <text:s text:c="3"/>1<text:tab/>(59.6392 49.3776) <text:s text:c="4"/>R90</text:p>
      <text:p text:style-name="P2">C40 <text:s text:c="5"/>100nF <text:s text:c="11"/>C0805 <text:s text:c="3"/>1<text:tab/>(61.595 42.545) <text:s text:c="6"/>R0</text:p>
      <text:p text:style-name="P2">C41 <text:s text:c="5"/>100nF <text:s text:c="11"/>C0805 <text:s text:c="3"/>1<text:tab/>(68.6816 27.7368) <text:s text:c="4"/>R90</text:p>
      <text:p text:style-name="P2">C42 <text:s text:c="5"/>100nF <text:s text:c="11"/>C0805 <text:s text:c="3"/>1<text:tab/>(89.4588 30.3022) <text:s text:c="4"/>R90</text:p>
      <text:p text:style-name="P2">C43 <text:s text:c="5"/>100nF <text:s text:c="11"/>C0805 <text:s text:c="3"/>1<text:tab/>(98.0694 13.6652) <text:s text:c="4"/>R0</text:p>
      <text:p text:style-name="P2">C44 <text:s text:c="5"/>100nF <text:s text:c="11"/>C0805 <text:s text:c="3"/>1<text:tab/>(90.2716 23.5204) <text:s text:c="4"/>R180</text:p>
      <text:p text:style-name="P2">C45 <text:s text:c="5"/>100nF <text:s text:c="11"/>C0805 <text:s text:c="3"/>1<text:tab/>(92.8116 36.8554) <text:s text:c="4"/>R180</text:p>
      <text:p text:style-name="P2">C46 <text:s text:c="5"/>100nF <text:s text:c="11"/>C0805 <text:s text:c="3"/>1<text:tab/>(83.439 30.9626) <text:s text:c="5"/>R270</text:p>
      <text:p text:style-name="P2">C47 <text:s text:c="5"/>100nF <text:s text:c="11"/>C0805 <text:s text:c="3"/>1<text:tab/>(107.7722 38.4302) <text:s text:c="3"/>R90</text:p>
      <text:p text:style-name="P2">C48 <text:s text:c="5"/>100nF <text:s text:c="11"/>C0805 <text:s text:c="3"/>1<text:tab/>(58.166 35.5346) <text:s text:c="5"/>R180</text:p>
      <text:p text:style-name="P2">C49 <text:s text:c="5"/>10uF,tantalum <text:s text:c="3"/>CT7343 <text:s text:c="2"/>3<text:tab/>(79.4004 34.7218) <text:s text:c="4"/>R90</text:p>
      <text:p text:style-name="P2">C50 <text:s text:c="5"/>100nF <text:s text:c="11"/>C0805 <text:s text:c="3"/>1<text:tab/>(83.82 52.5526) <text:s text:c="6"/>R90</text:p>
      <text:p text:style-name="P2">C51 <text:s text:c="5"/>100nF <text:s text:c="11"/>C0805 <text:s text:c="3"/>1<text:tab/>(83.82 56.7944) <text:s text:c="6"/>R90</text:p>
      <text:p text:style-name="P2">C52 <text:s text:c="5"/>100nF <text:s text:c="11"/>C0805 <text:s text:c="3"/>1<text:tab/>(75.7174 31.1404) <text:s text:c="4"/>R270</text:p>
      <text:p text:style-name="P2">DC1 <text:s text:c="5"/>MEA1D0505SC <text:s text:c="5"/>NMA <text:s text:c="5"/>20<text:tab/>(67.3608 75.9968) <text:s text:c="4"/>R90</text:p>
      <text:p text:style-name="P2">IC1 <text:s text:c="5"/>TLC2274ACD <text:s text:c="6"/>SO14 <text:s text:c="4"/>21<text:tab/>(100.0252 60.452) <text:s text:c="4"/>R0</text:p>
      <text:p text:style-name="P2">IC2 <text:s text:c="5"/>REG1117,3.3V <text:s text:c="4"/>SOT223 <text:s text:c="2"/>22<text:tab/>(43.8404 60.7822) <text:s text:c="4"/>R90</text:p>
      <text:p text:style-name="P2">IC3 <text:s text:c="5"/>M24C02,3.3V <text:s text:c="5"/>SO-08 <text:s text:c="3"/>23<text:tab/>(20.9042 25.9588) <text:s text:c="4"/>R270</text:p>
      <text:p text:style-name="P2">IC4 <text:s text:c="5"/>TLC2274ACD <text:s text:c="6"/>SO14 <text:s text:c="4"/>21<text:tab/>(96.8502 31.7754) <text:s text:c="4"/>R0</text:p>
      <text:p text:style-name="P2">IC5 <text:s text:c="5"/>TLC2274ACD <text:s text:c="6"/>SO14 <text:s text:c="4"/>21<text:tab/>(97.1804 20.2184) <text:s text:c="4"/>R0</text:p>
      <text:p text:style-name="P2"><text:soft-page-break/>IC6 <text:s text:c="5"/>OPA2365AIDG4 <text:s text:c="4"/>SO08 <text:s text:c="4"/>24<text:tab/>(103.8352 40.386) <text:s text:c="4"/>R0</text:p>
      <text:p text:style-name="P2">IC7 <text:s text:c="5"/>REG1117,2.5V <text:s text:c="4"/>SOT223 <text:s text:c="2"/>25<text:tab/>(89.027 68.9102) <text:s text:c="5"/>R0</text:p>
      <text:p text:style-name="P2">IC8 <text:s text:c="5"/>TLC2274ACD <text:s text:c="6"/>SO14 <text:s text:c="4"/>21<text:tab/>(99.9998 50.6222) <text:s text:c="4"/>R0</text:p>
      <text:p text:style-name="P2">Q2 <text:s text:c="6"/>24MHz/12pF <text:s text:c="6"/>HC49UP <text:s text:c="2"/>19<text:tab/>(25.2476 45.6184) <text:s text:c="4"/>R90</text:p>
      <text:p text:style-name="P2">R1 <text:s text:c="6"/>1M <text:s text:c="14"/>R1206 <text:s text:c="3"/>6<text:tab/>(119.1514 12.2682) <text:s text:c="3"/>R0</text:p>
      <text:p text:style-name="P2">R2 <text:s text:c="6"/>1M <text:s text:c="14"/>R1206 <text:s text:c="3"/>6<text:tab/>(20.3962 71.8312) <text:s text:c="4"/>R0</text:p>
      <text:p text:style-name="P2">R3 <text:s text:c="6"/>51R <text:s text:c="13"/>R0805 <text:s text:c="3"/>7<text:tab/>(120.6754 56.388) <text:s text:c="4"/>R0</text:p>
      <text:p text:style-name="P2">R4 <text:s text:c="6"/>51R <text:s text:c="13"/>R0805 <text:s text:c="3"/>7<text:tab/>(117.1448 54.2798) <text:s text:c="3"/>R0</text:p>
      <text:p text:style-name="P2">R5 <text:s text:c="6"/>2K2 <text:s text:c="13"/>R0805 <text:s text:c="3"/>9<text:tab/>(108.4834 42.9006) <text:s text:c="3"/>R0</text:p>
      <text:p text:style-name="P2">R6 <text:s text:c="6"/>100K <text:s text:c="12"/>R0805 <text:s text:c="3"/>8<text:tab/>(52.578 44.704) <text:s text:c="6"/>R90</text:p>
      <text:p text:style-name="P2">R7 <text:s text:c="6"/>2K2 <text:s text:c="13"/>R0805 <text:s text:c="3"/>9<text:tab/>(30.1752 22.2504) <text:s text:c="4"/>R0</text:p>
      <text:p text:style-name="P2">R8 <text:s text:c="6"/>2K2 <text:s text:c="13"/>R0805 <text:s text:c="3"/>9<text:tab/>(26.4414 24.7904) <text:s text:c="4"/>R270</text:p>
      <text:p text:style-name="P2">R9 <text:s text:c="6"/>2K2 <text:s text:c="13"/>R0805 <text:s text:c="3"/>9<text:tab/>(95.5802 43.2308) <text:s text:c="4"/>R90</text:p>
      <text:p text:style-name="P2">R10 <text:s text:c="5"/>51R <text:s text:c="13"/>R0805 <text:s text:c="3"/>7<text:tab/>(121.3358 51.7652) <text:s text:c="3"/>R0</text:p>
      <text:p text:style-name="P2">R11 <text:s text:c="5"/>51R <text:s text:c="13"/>R0805 <text:s text:c="3"/>7<text:tab/>(117.2718 49.3522) <text:s text:c="3"/>R0</text:p>
      <text:p text:style-name="P2">R12 <text:s text:c="5"/>51R <text:s text:c="13"/>R0805 <text:s text:c="3"/>7<text:tab/>(121.3104 47.0916) <text:s text:c="3"/>R0</text:p>
      <text:p text:style-name="P2">R13 <text:s text:c="5"/>51R <text:s text:c="13"/>R0805 <text:s text:c="3"/>7<text:tab/>(117.5512 44.8056) <text:s text:c="3"/>R0</text:p>
      <text:p text:style-name="P2">R14 <text:s text:c="5"/>VDR <text:s text:c="13"/>R1206 <text:s text:c="3"/>12<text:tab/>(23.0124 3.0226) <text:s text:c="5"/>R0</text:p>
      <text:p text:style-name="P2">R15 <text:s text:c="5"/>51R <text:s text:c="13"/>R0805 <text:s text:c="3"/>7<text:tab/>(90.6018 40.9702) <text:s text:c="4"/>R270</text:p>
      <text:p text:style-name="P2">R16 <text:s text:c="5"/>51R <text:s text:c="13"/>R0805 <text:s text:c="3"/>7<text:tab/>(94.2594 39.878) <text:s text:c="5"/>R0</text:p>
      <text:p text:style-name="P2">R17 <text:s text:c="5"/>100K <text:s text:c="12"/>R0805 <text:s text:c="3"/>8<text:tab/>(45.1866 55.499) <text:s text:c="5"/>R270</text:p>
      <text:p text:style-name="P2">R18 <text:s text:c="5"/>100K <text:s text:c="12"/>R0805 <text:s text:c="3"/>8<text:tab/>(47.7774 55.4736) <text:s text:c="4"/>R270</text:p>
      <text:p text:style-name="P2">R19 <text:s text:c="5"/>51R <text:s text:c="13"/>R0805 <text:s text:c="3"/>7<text:tab/>(11.6078 41.402) <text:s text:c="5"/>R0</text:p>
      <text:p text:style-name="P2">R20 <text:s text:c="5"/>51R <text:s text:c="13"/>R0805 <text:s text:c="3"/>7<text:tab/>(11.6078 38.7096) <text:s text:c="4"/>R0</text:p>
      <text:p text:style-name="P2">R21 <text:s text:c="5"/>51R <text:s text:c="13"/>R0805 <text:s text:c="3"/>7<text:tab/>(11.5824 35.9664) <text:s text:c="4"/>R0</text:p>
      <text:p text:style-name="P2">R22 <text:s text:c="5"/>100K <text:s text:c="12"/>R0805 <text:s text:c="3"/>8<text:tab/>(50.6222 55.499) <text:s text:c="5"/>R270</text:p>
      <text:p text:style-name="P2">R23 <text:s text:c="5"/>2K2 <text:s text:c="13"/>R0805 <text:s text:c="3"/>9<text:tab/>(94.5134 71.9074) <text:s text:c="4"/>R270</text:p>
      <text:p text:style-name="P2">R24 <text:s text:c="5"/>2K2 <text:s text:c="13"/>R0805 <text:s text:c="3"/>9<text:tab/>(94.5134 76.1238) <text:s text:c="4"/>R270</text:p>
      <text:p text:style-name="P2">R25 <text:s text:c="5"/>51R <text:s text:c="13"/>R0805 <text:s text:c="3"/>7<text:tab/>(72.9996 58.7248) <text:s text:c="4"/>R0</text:p>
      <text:p text:style-name="P2">R26 <text:s text:c="5"/>2K2 <text:s text:c="13"/>R0805 <text:s text:c="3"/>9<text:tab/>(97.1042 71.9328) <text:s text:c="4"/>R270</text:p>
      <text:p text:style-name="P2">R27 <text:s text:c="5"/>2K2 <text:s text:c="13"/>R0805 <text:s text:c="3"/>9<text:tab/>(97.1296 76.073) <text:s text:c="5"/>R270</text:p>
      <text:p text:style-name="P2">R29 <text:s text:c="5"/>VDR <text:s text:c="13"/>R1206 <text:s text:c="3"/>12<text:tab/>(114.8588 63.881) <text:s text:c="4"/>R180</text:p>
      <text:p text:style-name="P2">R30 <text:s text:c="5"/>51R <text:s text:c="13"/>R0805 <text:s text:c="3"/>7<text:tab/>(121.4628 42.3926) <text:s text:c="3"/>R0</text:p>
      <text:p text:style-name="P2">R31 <text:s text:c="5"/>51R <text:s text:c="13"/>R0805 <text:s text:c="3"/>7<text:tab/>(117.6782 40.132) <text:s text:c="4"/>R0</text:p>
      <text:p text:style-name="P2">R32 <text:s text:c="5"/>51R <text:s text:c="13"/>R0805 <text:s text:c="3"/>7<text:tab/>(121.4374 37.9222) <text:s text:c="3"/>R0</text:p>
      <text:p text:style-name="P2">R33 <text:s text:c="5"/>51R <text:s text:c="13"/>R0805 <text:s text:c="3"/>7<text:tab/>(117.6528 35.6616) <text:s text:c="3"/>R0</text:p>
      <text:p text:style-name="P2">R34 <text:s text:c="5"/>51R <text:s text:c="13"/>R0805 <text:s text:c="3"/>7<text:tab/>(121.2596 33.274) <text:s text:c="4"/>R0</text:p>
      <text:p text:style-name="P2">R35 <text:s text:c="5"/>51R <text:s text:c="13"/>R0805 <text:s text:c="3"/>7<text:tab/>(117.5004 31.0388) <text:s text:c="3"/>R0</text:p>
      <text:p text:style-name="P2">R36 <text:s text:c="5"/>51R <text:s text:c="13"/>R0805 <text:s text:c="3"/>7<text:tab/>(121.5644 28.829) <text:s text:c="4"/>R0</text:p>
      <text:p text:style-name="P2">R37 <text:s text:c="5"/>51R <text:s text:c="13"/>R0805 <text:s text:c="3"/>7<text:tab/>(117.475 26.416) <text:s text:c="5"/>R0</text:p>
      <text:p text:style-name="P2">R38 <text:s text:c="5"/>51R <text:s text:c="13"/>R0805 <text:s text:c="3"/>7<text:tab/>(122.174 24.2316) <text:s text:c="4"/>R0</text:p>
      <text:p text:style-name="P2">R39 <text:s text:c="5"/>51R <text:s text:c="13"/>R0805 <text:s text:c="3"/>7<text:tab/>(117.5512 23.114) <text:s text:c="4"/>R0</text:p>
      <text:p text:style-name="P2">R40 <text:s text:c="5"/>51R <text:s text:c="13"/>R0805 <text:s text:c="3"/>7<text:tab/>(120.142 60.5536) <text:s text:c="4"/>R90</text:p>
      <text:p text:style-name="P2">R41 <text:s text:c="5"/>VDR <text:s text:c="13"/>R1206 <text:s text:c="3"/>12<text:tab/>(119.2276 66.929) <text:s text:c="4"/>R180</text:p>
      <text:p text:style-name="P2">R42 <text:s text:c="5"/>51R <text:s text:c="13"/>R0805 <text:s text:c="3"/>7<text:tab/>(117.7798 60.5536) <text:s text:c="3"/>R90</text:p>
      <text:p text:style-name="P2">R43 <text:s text:c="5"/>VDR <text:s text:c="13"/>R1206 <text:s text:c="3"/>12<text:tab/>(114.0968 60.833) <text:s text:c="4"/>R180</text:p>
      <text:p text:style-name="P2">R44 <text:s text:c="5"/>VDR <text:s text:c="13"/>R1206 <text:s text:c="3"/>12<text:tab/>(119.3038 69.6722) <text:s text:c="3"/>R180</text:p>
      <text:p text:style-name="P2">R45 <text:s text:c="5"/>100K <text:s text:c="12"/>R0805 <text:s text:c="3"/>8<text:tab/>(42.4434 55.4736) <text:s text:c="4"/>R270</text:p>
      <text:p text:style-name="P2">R46 <text:s text:c="5"/>100K <text:s text:c="12"/>R0805 <text:s text:c="3"/>8<text:tab/>(29.2862 62.6872) <text:s text:c="4"/>R270</text:p>
      <text:p text:style-name="P2">R47 <text:s text:c="5"/>100K <text:s text:c="12"/>R0805 <text:s text:c="3"/>8<text:tab/>(31.9786 62.6618) <text:s text:c="4"/>R270</text:p>
      <text:p text:style-name="P2">R48 <text:s text:c="5"/>100K <text:s text:c="12"/>R0805 <text:s text:c="3"/>8<text:tab/>(34.3662 62.7126) <text:s text:c="4"/>R270</text:p>
      <text:p text:style-name="P2">R49 <text:s text:c="5"/>100K <text:s text:c="12"/>R0805 <text:s text:c="3"/>8<text:tab/>(37.0332 62.6872) <text:s text:c="4"/>R270</text:p>
      <text:p text:style-name="P2">R50 <text:s text:c="5"/>51R <text:s text:c="13"/>R0805 <text:s text:c="3"/>7<text:tab/>(29.8958 25.7556) <text:s text:c="4"/>R180</text:p>
      <text:p text:style-name="P2">R51 <text:s text:c="5"/>VDR <text:s text:c="13"/>R1206 <text:s text:c="3"/>12<text:tab/>(92.7608 13.5128) <text:s text:c="4"/>R0</text:p>
      <text:p text:style-name="P2">R52 <text:s text:c="5"/>VDR <text:s text:c="13"/>R1206 <text:s text:c="3"/>12<text:tab/>(87.8332 14.6304) <text:s text:c="4"/>R90</text:p>
      <text:p text:style-name="P2">R71 <text:s text:c="5"/>51R <text:s text:c="13"/>R0805 <text:s text:c="3"/>7<text:tab/>(11.6078 33.2232) <text:s text:c="4"/>R0</text:p>
      <text:p text:style-name="P2">R72 <text:s text:c="5"/>51R <text:s text:c="13"/>R0805 <text:s text:c="3"/>7<text:tab/>(11.6078 30.5816) <text:s text:c="4"/>R0</text:p>
      <text:p text:style-name="P2">R73 <text:s text:c="5"/>51R <text:s text:c="13"/>R0805 <text:s text:c="3"/>7<text:tab/>(11.5824 27.7622) <text:s text:c="4"/>R0</text:p>
      <text:p text:style-name="P2">R74 <text:s text:c="5"/>51R <text:s text:c="13"/>R0805 <text:s text:c="3"/>7<text:tab/>(11.3792 25.019) <text:s text:c="5"/>R0</text:p>
      <text:p text:style-name="P2">R75 <text:s text:c="5"/>51R <text:s text:c="13"/>R0805 <text:s text:c="3"/>7<text:tab/>(11.7602 21.5646) <text:s text:c="4"/>R270</text:p>
      <text:p text:style-name="P2">SV1 <text:s text:c="22"/>MA04-2 <text:s text:c="2"/>13/14<text:tab/>(46.6852 50.927) <text:s text:c="5"/>R180</text:p>
      <text:p text:style-name="P2">SV2 <text:s text:c="22"/>MA09-2 <text:s text:c="2"/>13/14<text:tab/>(38.8874 4.2164) <text:s text:c="5"/>R0</text:p>
      <text:p text:style-name="P2"><text:soft-page-break/>SV3 <text:s text:c="22"/>MA04-2 <text:s text:c="2"/>13/14<text:tab/>(33.274 58.1152) <text:s text:c="5"/>R180</text:p>
      <text:p text:style-name="P2">U$1 <text:s text:c="5"/>CY7C68013_100PIN TQFP100 <text:s/>29<text:tab/>(41.4782 36.4236) <text:s text:c="4"/>R0</text:p>
      <text:p text:style-name="P2">U$2 <text:s text:c="5"/>ADS1258 <text:s text:c="9"/>QFN48 <text:s text:c="3"/>28<text:tab/>(84.2264 45.7708) <text:s text:c="4"/>R270</text:p>
      <text:p text:style-name="P2">U$3 <text:s text:c="5"/>DAC084S085 <text:s text:c="6"/>MSOP10 <text:s text:c="2"/>27<text:tab/>(72.9742 29.8958) <text:s text:c="4"/>R0</text:p>
      <text:p text:style-name="P2">U$4 <text:s text:c="5"/>USB20 <text:s text:c="11"/>USB20 <text:s text:c="3"/>15<text:tab/>(5.0292 60.6806) <text:s text:c="5"/>R270</text:p>
      <text:p text:style-name="P2">U$5 <text:s text:c="5"/>DALC112S1 <text:s text:c="7"/>SO-8 <text:s text:c="4"/>30<text:tab/>(23.114 7.2644) <text:s text:c="6"/>R270</text:p>
      <text:p text:style-name="P2">U$6 <text:s text:c="5"/>DALC112S1 <text:s text:c="7"/>SO-8 <text:s text:c="4"/>30<text:tab/>(23.3172 15.748) <text:s text:c="5"/>R270</text:p>
      <text:p text:style-name="P2">U$7 <text:s text:c="5"/>ISO7220MD <text:s text:c="7"/>SO8 <text:s text:c="5"/>26<text:tab/>(66.4464 46.2788) <text:s text:c="4"/>R270</text:p>
      <text:p text:style-name="P2">U$8 <text:s text:c="5"/>ISO7220MD <text:s text:c="7"/>SO8 <text:s text:c="5"/>26<text:tab/>(66.5226 36.9062) <text:s text:c="4"/>R90</text:p>
      <text:p text:style-name="P2">U$9 <text:s text:c="5"/>ISO7220MD <text:s text:c="7"/>SO8 <text:s text:c="5"/>26<text:tab/>(66.4464 52.1716) <text:s text:c="4"/>R270</text:p>
      <text:p text:style-name="P2">U$10 <text:s text:c="4"/>74V1G80 <text:s text:c="9"/>SOT-23-5 11<text:tab/>(28.4734 28.3718) <text:s text:c="4"/>R90</text:p>
      <text:p text:style-name="P2">U$11 <text:s text:c="4"/>ISO7220MD <text:s text:c="7"/>SO8 <text:s text:c="5"/>26<text:tab/>(66.4718 58.2676) <text:s text:c="4"/>R270</text:p>
      <text:p text:style-name="P2">U$12 <text:s text:c="4"/>LM337 <text:s text:c="11"/>D2PAK <text:s text:c="3"/>10<text:tab/>(110.6678 72.8472) <text:s text:c="3"/>R270</text:p>
      <text:p text:style-name="P2">U$13 <text:s text:c="4"/>HDF44HNP <text:s text:c="8"/>HDF44HNP 16<text:tab/>(133.6294 40.3098) <text:s text:c="3"/>R270</text:p>
      <text:p text:style-name="P2">U$15 <text:s text:c="4"/>DALC112S1 <text:s text:c="7"/>SO-8 <text:s text:c="4"/>30<text:tab/>(108.9152 60.6552) <text:s text:c="3"/>R0</text:p>
      <text:p text:style-name="P2">U$16 <text:s text:c="4"/>DALC112S1 <text:s text:c="7"/>SO-8 <text:s text:c="4"/>30<text:tab/>(110.3122 49.6824) <text:s text:c="3"/>R0</text:p>
      <text:p text:style-name="P2">U$17 <text:s text:c="4"/>DALC112S1 <text:s text:c="7"/>SO-8 <text:s text:c="4"/>30<text:tab/>(107.1118 31.8008) <text:s text:c="3"/>R0</text:p>
      <text:p text:style-name="P2">U$18 <text:s text:c="4"/>DALC112S1 <text:s text:c="7"/>SO-8 <text:s text:c="4"/>30<text:tab/>(107.2642 20.1168) <text:s text:c="3"/>R0</text:p>
      <text:p text:style-name="P2">U$19 <text:s text:c="4"/>REF3125 <text:s text:c="9"/>SOT233 <text:s text:c="2"/>5<text:tab/>(80.6958 70.4342) <text:s text:c="4"/>R180</text:p>
      <text:p text:style-name="P2">U$20 <text:s text:c="4"/>DALC112S1 <text:s text:c="7"/>SO-8 <text:s text:c="4"/>30<text:tab/>(60.706 14.351) <text:s text:c="6"/>R180</text:p>
      <text:p text:style-name="P2">U$21 <text:s text:c="4"/>DALC112S1 <text:s text:c="7"/>SO-8 <text:s text:c="4"/>30<text:tab/>(49.7586 13.716) <text:s text:c="5"/>R180</text:p>
      <text:p text:style-name="P2">U$23 <text:s text:c="4"/>DALC112S1 <text:s text:c="7"/>SO-8 <text:s text:c="4"/>30<text:tab/>(108.9152 8.0772) <text:s text:c="4"/>R270</text:p>
      <text:p text:style-name="P2">X3 <text:s text:c="23"/>F15HP <text:s text:c="3"/>17<text:tab/>(7.4422 31.8516) <text:s text:c="5"/>R9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2T09:31:15</dc:date>
    <dc:creator>Bernd Porr</dc:creator>
    <meta:generator>OpenOffice.org/3.2$Linux OpenOffice.org_project/320m12$Build-9483</meta:generator>
    <meta:editing-duration>PT00H34M29S</meta:editing-duration>
    <meta:editing-cycles>4</meta:editing-cycles>
    <meta:document-statistic meta:table-count="0" meta:image-count="0" meta:object-count="0" meta:page-count="3" meta:paragraph-count="144" meta:word-count="996" meta:character-count="8913"/>
  </office:meta>
</office:document-meta>
</file>